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break-before="colum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break-before="colum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Vampire Bloodlord Abilities</text:p>
      <text:p text:style-name="P1">Level 1-5 Cantrips:</text:p>
      <text:p text:style-name="P9">Transfusion</text:p>
      <text:p text:style-name="P10">Range: 30 feet</text:p>
      <text:p text:style-name="P10">Action: 1 action</text:p>
      <text:p text:style-name="P10">Duration: Instant</text:p>
      <text:p text:style-name="P10">Description: Siphon out a small amount of an enemy's blood to yourself. On hit, roll a 1d6 for damage and heal half of it.</text:p>
      <text:p text:style-name="P7"/>
      <text:p text:style-name="P9">Cantrip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10"><text:span text:style-name="T1"/></text:p>
      <text:p text:style-name="P13"/>
      <text:p text:style-name="P4">Level 1-5 Powers:</text:p>
      <text:p text:style-name="P9">Feed</text:p>
      <text:p text:style-name="P10">Range: touch </text:p>
      <text:p text:style-name="P10">Action: 1 action</text:p>
      <text:p text:style-name="P10">Duration: Instant</text:p>
      <text:p text:style-name="P12">Description: You drink the blood of a dead creature. Regain 2 health. Usable only once during or after each combat. (This creature cannot have already been feasted on by another player)</text:p>
      <text:p text:style-name="P12"/>
      <text:p text:style-name="P11">Minor Heal</text:p>
      <text:p text:style-name="P12">Range: 45 feet</text:p>
      <text:p text:style-name="P12">Action: 1 action</text:p>
      <text:p text:style-name="P12">Duration: Instant</text:p>
      <text:p text:style-name="P12">Description: Sometimes friendship is all you need to mend wounds. Unfortunately, you are a vampire so that's not your strong suit. Throw a blood vile at your target instead. Heal an ally (or yourself) for 1d8.</text:p>
      <text:p text:style-name="P12"/>
      <text:p text:style-name="P11">Blood Drizzle</text:p>
      <text:p text:style-name="P12">Range: radius 20 feet</text:p>
      <text:p text:style-name="P12">Action: 1 action</text:p>
      <text:p text:style-name="P12">Duration: Instant</text:p>
      <text:p text:style-name="P10"><text:span text:style-name="T2">Description: Droplets of blood rain down on any allies in the vicinity. Heal all affected unites by 1d6.</text:span>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2">Description:</text:p>
      <text:p text:style-name="P12"/>
      <text:p text:style-name="P12"/>
      <text:p text:style-name="P15">Level 6-10 Cantrips:</text:p>
      <text:p text:style-name="P9">Cantrip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9"/>
      <text:p text:style-name="P9">Cantrip</text:p>
      <text:p text:style-name="P10">Range: </text:p>
      <text:p text:style-name="P10">Action: </text:p>
      <text:p text:style-name="P10">Duration: </text:p>
      <text:p text:style-name="P10">Description:</text:p>
      <text:p text:style-name="P12"/>
      <text:p text:style-name="P12"/>
      <text:p text:style-name="P14"><text:span text:style-name="T1">Level 6-10 Powers:</text:span></text:p>
      <text:p text:style-name="P9">Feed II</text:p>
      <text:p text:style-name="P10">Range: touch</text:p>
      <text:p text:style-name="P10">Action: 1 action</text:p>
      <text:p text:style-name="P10">Duration: Instant</text:p>
      <text:p text:style-name="P10">Description: You drink the blood of a dead creature. Regain 4 health. Usable only once during or after each combat. (This creature cannot have already been feasted on by another player)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2">Description:</text:p>
      <text:p text:style-name="P12"/>
      <text:p text:style-name="P12"/>
      <text:p text:style-name="P15">Level 11-15 Cantrips:</text:p>
      <text:p text:style-name="P9">Cantrip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9"/>
      <text:p text:style-name="P9">Cantrip</text:p>
      <text:p text:style-name="P10">Range: </text:p>
      <text:p text:style-name="P10">Action: </text:p>
      <text:p text:style-name="P10">Duration: </text:p>
      <text:p text:style-name="P12">Description:</text:p>
      <text:p text:style-name="P12"/>
      <text:p text:style-name="P12"/>
      <text:p text:style-name="P14"><text:span text:style-name="T1">Level 11-15 Powers:</text:span></text:p>
      <text:p text:style-name="P9">Feed III</text:p>
      <text:p text:style-name="P10">Range: touch </text:p>
      <text:p text:style-name="P10">Action: 1 action</text:p>
      <text:p text:style-name="P10">Duration: Instant</text:p>
      <text:p text:style-name="P10">Description: You drink the blood of a dead creature. Regain 6 health. Usable only once during or after each combat. (This creature cannot have already been feasted on by another player)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2">Descrip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2" fo:column-gap="0.5in">
          <style:column-sep style:width="0.0008in" style:color="#000000" style:height="100%"/>
          <style:column style:rel-width="4986*" fo:start-indent="0in" fo:end-indent="0.25in"/>
          <style:column style:rel-width="4986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2:52:10.34</meta:creation-date>
    <dc:date>2015-04-25T23:35:41.66</dc:date>
    <meta:editing-duration>PT33M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3" meta:paragraph-count="157" meta:word-count="368" meta:character-count="2514"/>
  </office:meta>
</office:document-meta>
</file>